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fill-color="#f3f3f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Courier New'" style:font-family-generic="modern" style:font-pitch="fixed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style:text-position="sub 58%" fo:font-family="'Courier New'" style:font-family-generic="modern" style:font-pitch="fixed" fo:font-size="18pt" style:font-size-asian="18pt" style:font-size-complex="18pt"/>
    </style:style>
    <style:style style:name="T3" style:family="text">
      <style:text-properties style:text-position="sub 58%" fo:font-family="'Courier New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143cm" svg:height="1.143cm" svg:x="3.54cm" svg:y="3.54cm">
          <text:p text:style-name="P1"><text:span text:style-name="T1">s</text:span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143cm" svg:height="1.143cm" svg:x="7.35cm" svg:y="6.08cm">
          <text:p text:style-name="P1"><text:span text:style-name="T1">s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143cm" svg:height="1.143cm" svg:x="4.81cm" svg:y="6.08cm">
          <text:p text:style-name="P1"><text:span text:style-name="T1">s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977cm" svg:y1="6.247cm" svg:x2="4.112cm" svg:y2="4.683cm" draw:start-shape="id1" draw:start-glue-point="5" draw:end-shape="id2" draw:end-glue-point="8" svg:d="m4977 6247-865-1564">
          <text:p/>
        </draw:connector>
        <draw:connector draw:style-name="gr4" draw:text-style-name="P2" draw:layer="layout" draw:type="line" svg:x1="4.977cm" svg:y1="6.247cm" svg:x2="4.516cm" svg:y2="4.516cm" draw:start-shape="id1" draw:start-glue-point="5" draw:end-shape="id2" draw:end-glue-point="9" svg:d="m4977 6247-461-1731">
          <text:p/>
        </draw:connector>
        <draw:connector draw:style-name="gr4" draw:text-style-name="P2" draw:layer="layout" draw:type="curve" svg:x1="8.493cm" svg:y1="6.652cm" svg:x2="7.922cm" svg:y2="7.223cm" draw:start-shape="id3" draw:start-glue-point="10" draw:end-shape="id3" draw:end-glue-point="8" svg:d="m8493 6652c751 0 626 536 296 867s-867 455-867-296">
          <text:p/>
        </draw:connector>
        <draw:connector draw:style-name="gr3" draw:text-style-name="P2" draw:layer="layout" draw:type="line" svg:x1="7.35cm" svg:y1="6.652cm" svg:x2="5.786cm" svg:y2="7.056cm" draw:start-shape="id3" draw:start-glue-point="6" draw:end-shape="id1" draw:end-glue-point="9" svg:d="m7350 6652-1564 404">
          <text:p/>
        </draw:connector>
        <draw:connector draw:style-name="gr4" draw:text-style-name="P2" draw:layer="layout" draw:type="line" svg:x1="5.786cm" svg:y1="6.247cm" svg:x2="7.35cm" svg:y2="6.652cm" draw:start-shape="id1" draw:start-glue-point="11" draw:end-shape="id3" draw:end-glue-point="6" svg:d="m5786 6247 1564 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" style:family="graphic" style:parent-style-name="standard">
      <style:graphic-properties draw:stroke="dash" draw:fill-color="#f3f3f3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14T21:02:00</meta:creation-date>
    <dc:date>2015-05-14T21:15:49</dc:date>
    <meta:editing-duration>PT11M53S</meta:editing-duration>
    <meta:editing-cycles>3</meta:editing-cycles>
    <meta:generator>LibreOffice/3.6$MacOSX_x86 LibreOffice_project/e29a214-2bbed72-0621de6-a97528c-8f066d</meta:generator>
    <meta:document-statistic meta:object-count="8"/>
  </office:meta>
</office:document-meta>
</file>